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51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es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ms/frame Pixel</text:p>
          </table:table-cell>
          <table:table-cell table:style-name="ce1" office:value-type="string" calcext:value-type="string">
            <text:p>ms/frame Hikey</text:p>
          </table:table-cell>
          <table:table-cell office:value-type="string" calcext:value-type="string">
            <text:p>Lfreq</text:p>
          </table:table-cell>
          <table:table-cell office:value-type="string" calcext:value-type="string">
            <text:p>Bfreq</text:p>
          </table:table-cell>
          <table:table-cell office:value-type="string" calcext:value-type="string">
            <text:p>Temperature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900" calcext:value-type="float">
            <text:p>9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76.7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1113" calcext:value-type="float">
            <text:p>1113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77.0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1580" calcext:value-type="float">
            <text:p>1580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77.2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150" calcext:value-type="float">
            <text:p>1150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77.6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office:value-type="float" office:value="950" calcext:value-type="float">
            <text:p>95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77.4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750" calcext:value-type="float">
            <text:p>750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77.4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35" calcext:value-type="float">
            <text:p>735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77.3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800" calcext:value-type="float">
            <text:p>800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7.2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820" calcext:value-type="float">
            <text:p>820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76.5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310" calcext:value-type="float">
            <text:p>1310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76.6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500" calcext:value-type="float">
            <text:p>150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76.8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77.3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79.0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0.0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0.3</text:p>
          </table:table-cell>
          <table:table-cell/>
        </table:table-row>
        <table:table-row table:style-name="ro1">
          <table:table-cell office:value-type="string" calcext:value-type="string">
            <text:p>quan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0.2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4.7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4.5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4.6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5.1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4.9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5.4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5.4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CPU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14" calcext:value-type="float">
            <text:p>114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5.4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7.2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5.0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4.1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3.0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2.8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2.3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1.9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GPU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81.8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3.6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4.8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4.7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5.0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98" calcext:value-type="float">
            <text:p>9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5.0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5.3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5.5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NNAPI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509" calcext:value-type="float">
            <text:p>50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95.5</text:p>
          </table:table-cell>
          <table:table-cell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l" fo:country="SI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.00.0000</text:date>, <text:time style:data-style-name="N2" text:time-value="10:15:24.877946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12:41:22.633272919</dc:date>
    <meta:editing-duration>P4DT9H33M48S</meta:editing-duration>
    <meta:editing-cycles>68</meta:editing-cycles>
    <meta:generator>LibreOffice/6.3.4.2.0$Linux_X86_64 LibreOffice_project/30$Build-2</meta:generator>
    <meta:document-statistic meta:table-count="1" meta:cell-count="328" meta:object-count="0"/>
  </office:meta>
</office:document-meta>
</file>